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2.A3" style:family="table-cell">
      <style:table-cell-properties style:vertical-align="bottom" fo:padding="0.0694in" fo:border-left="0.5pt solid #000000" fo:border-right="none" fo:border-top="0.5pt solid #000000" fo:border-bottom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 style:master-page-name="Standard">
      <style:paragraph-properties fo:text-align="center" style:justify-single-word="false" style:page-number="1"/>
    </style:style>
    <style:style style:name="P19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1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BingeBuddy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Abelardo P. Sison III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1/30/20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5"><text:span text:style-name="T3">UC-1.0-S7: Selection in Editing mode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is only includes the edit mode. Where the user selects and hold an item in the watchlist to enter the edit mode. 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UC-3.0-S1: Selection of view suggestions tab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Button selection. No need to actually display the shows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UC-3.0-S6: User exits view suggestions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5"><text:span text:style-name="T3">Button selection.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UC-3.0-S7: User presses refresh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5"><text:span text:style-name="T3">Button selection only. No need to actually display the shows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UC-4.0-S3: Selection of update watchlist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5"><text:span text:style-name="T3">Button selection only.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UC-5.0-S5: No internet connection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3" office:value-type="string">
            <text:p text:style-name="P5"><text:span text:style-name="T3">UC-5.0-S6: Selection of Give feedback/complaint button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5"><text:span text:style-name="T3">Button selection only.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7"><text:span text:style-name="T7">7</text:span></text:p>
          </table:table-cell>
          <table:table-cell table:style-name="Table2.A1" office:value-type="string">
            <text:p text:style-name="P7"><text:span text:style-name="T7">0</text:span></text:p>
          </table:table-cell>
          <table:table-cell table:style-name="Table2.D1" office:value-type="string">
            <text:p text:style-name="P12"/>
          </table:table-cell>
        </table:table-row>
      </table:table>
      <text:p text:style-name="P3"><text:soft-page-break/></text:p>
      <text:p text:style-name="Standard"><text:span text:style-name="T3">Tester's Comments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7"><text:span text:style-name="T4">Usability Goals:</text:span></text:p>
      <text:list xml:id="list3891282714" text:style-name="WWNum1">
        <text:list-item>
          <text:p text:style-name="P21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3">Nielsen's Usability Heuristics</text:span></text:p>
          </table:table-cell>
          <table:table-cell table:style-name="Table3.A1" table:number-columns-spanned="5" office:value-type="string">
            <text:p text:style-name="P6"><text:span text:style-name="T13"><text:s/>Strongly <text:s text:c="70"/>Strongly</text:span></text:p>
            <text:p text:style-name="P6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Y</text:span></text:p>
          </table:table-cell>
        </table:table-row>
      </table:table>
      <text:list xml:id="list224919609782961" text:continue-numbering="true" text:style-name="WWNum1">
        <text:list-item>
          <text:p text:style-name="P19"/>
        </text:list-item>
        <text:list-item>
          <text:p text:style-name="P20"><text:span text:style-name="T3">Reviewer’s Comments: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75" meta:word-count="244" meta:character-count="1636" meta:non-whitespace-character-count="1312"/>
    <meta:generator>LibreOfficeDev/6.0.5.2$Linux_X86_64 LibreOffice_project/</meta:generator>
  </office:meta>
</office:document-meta>
</file>